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Courier New2" svg:font-family="'Courier New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Courier New1"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 fo:break-before="page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8pt" style:font-size-asian="8pt" style:font-size-complex="8pt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 fo:font-size="8pt" style:font-size-asian="8pt" style:font-size-complex="8pt"/>
    </style:style>
    <style:style style:name="P6" style:family="paragraph" style:parent-style-name="Heading_20_1" style:master-page-name="First_20_Page">
      <style:paragraph-properties style:page-number="auto"/>
      <style:text-properties officeooo:rsid="0002d3f4" officeooo:paragraph-rsid="0002d3f4"/>
    </style:style>
    <style:style style:name="P7" style:family="paragraph" style:parent-style-name="Standard">
      <loext:graphic-properties draw:fill="solid" draw:fill-color="#ffffff" draw:opacity="100%"/>
      <style:paragraph-properties fo:background-color="#ffffff"/>
      <style:text-properties fo:font-variant="normal" fo:text-transform="none" fo:color="#222222" style:font-name="Arial1" fo:font-size="12pt" fo:letter-spacing="normal" fo:font-style="normal" fo:font-weight="normal" style:font-size-asian="8pt" style:font-size-complex="8pt"/>
    </style:style>
    <style:style style:name="P8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222222" style:font-name="Arial1" fo:font-size="12pt" fo:letter-spacing="normal" fo:font-style="normal" fo:font-weight="normal"/>
    </style:style>
    <style:style style:name="P9" style:family="paragraph" style:parent-style-name="Standard">
      <style:paragraph-properties fo:margin-top="0cm" fo:margin-bottom="0cm" loext:contextual-spacing="false" fo:orphans="2" fo:widows="2"/>
    </style:style>
    <style:style style:name="P1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660e7a" style:font-name="Courier New1" fo:font-size="8pt" fo:font-weight="bold" officeooo:rsid="00039972" officeooo:paragraph-rsid="00039972" style:font-size-asian="8pt" style:font-size-complex="8pt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8pt" style:font-size-asian="8pt" style:font-size-complex="8pt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Courier New1" fo:font-size="8pt" style:font-size-asian="8pt" style:font-size-complex="8pt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02d3f4"/>
    </style:style>
    <style:style style:name="T4" style:family="text">
      <style:text-properties fo:font-style="italic"/>
    </style:style>
    <style:style style:name="T5" style:family="text">
      <style:text-properties fo:color="#008000" fo:font-weight="bold"/>
    </style:style>
    <style:style style:name="T6" style:family="text">
      <style:text-properties fo:color="#660e7a" fo:font-weight="bold"/>
    </style:style>
    <style:style style:name="T7" style:family="text">
      <style:text-properties officeooo:rsid="0005c9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63653366" text:style-name="Outline">
        <text:list-item>
          <text:h text:style-name="P6" text:outline-level="1">font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<text:span text:style-name="T3">Mmanejo de letras</text:span></text:p>
      <text:p text:style-name="Standard"/>
      <text:p text:style-name="Standard">F.Creación: <text:span text:style-name="T3">26</text:span>-<text:bookmark text:name="_GoBack"/>6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3"/>
      <text:list xml:id="list85939010038498" text:continue-numbering="true" text:style-name="Outline">
        <text:list-item>
          <text:list>
            <text:list-item>
              <text:h text:style-name="Heading_20_2" text:outline-level="2">Theme.<text:span text:style-name="T4">of</text:span>(context).<text:span text:style-name="T6">textTheme</text:span>.<text:span text:style-name="T6">title</text:span>.<text:span text:style-name="T6">fontSize</text:span></text:h>
            </text:list-item>
          </text:list>
        </text:list-item>
      </text:list>
      <text:p text:style-name="P11"/>
      <text:p text:style-name="P4"><text:s/>print(<text:span text:style-name="T5">"fontSize Title =</text:span>${Theme.<text:span text:style-name="T4">of</text:span>(context).<text:span text:style-name="T6">textTheme</text:span>.<text:span text:style-name="T6">title</text:span>.<text:span text:style-name="T6">fontSize</text:span>}<text:span text:style-name="T5">"</text:span>);</text:p>
      <text:p text:style-name="P4"><text:s/>print(<text:span text:style-name="T5">"fontSize body1 =</text:span>${Theme.<text:span text:style-name="T4">of</text:span>(context).<text:span text:style-name="T6">textTheme</text:span>.<text:span text:style-name="T6">body1</text:span>.<text:span text:style-name="T6">fontSize</text:span>}<text:span text:style-name="T5">"</text:span>);</text:p>
      <text:p text:style-name="P4"><text:s/>print(<text:span text:style-name="T5">"fontSize body2 =</text:span>${Theme.<text:span text:style-name="T4">of</text:span>(context).<text:span text:style-name="T6">textTheme</text:span>.<text:span text:style-name="T6">body2</text:span>.<text:span text:style-name="T6">fontSize</text:span>}<text:span text:style-name="T5">"</text:span>);</text:p>
      <text:p text:style-name="P4"><text:s/>print(<text:span text:style-name="T5">"fontSize display1 <text:s/>=</text:span>${Theme.<text:span text:style-name="T4">of</text:span>(context).<text:span text:style-name="T6">textTheme</text:span>.<text:span text:style-name="T6">display1</text:span>.<text:span text:style-name="T6">fontSize</text:span>}<text:span text:style-name="T5">"</text:span>);</text:p>
      <text:p text:style-name="P4"><text:s/>print(<text:span text:style-name="T5">"fontSize display2 <text:s/>=</text:span>${Theme.<text:span text:style-name="T4">of</text:span>(context).<text:span text:style-name="T6">textTheme</text:span>.<text:span text:style-name="T6">display2</text:span>.<text:span text:style-name="T6">fontSize</text:span>}<text:span text:style-name="T5">"</text:span>);</text:p>
      <text:p text:style-name="P4"><text:s/>print(<text:span text:style-name="T5">"fontSize display3 <text:s/>=</text:span>${Theme.<text:span text:style-name="T4">of</text:span>(context).<text:span text:style-name="T6">textTheme</text:span>.<text:span text:style-name="T6">display3</text:span>.<text:span text:style-name="T6">fontSize</text:span>}<text:span text:style-name="T5">"</text:span>);</text:p>
      <text:p text:style-name="P4"><text:s/>print(<text:span text:style-name="T5">"fontSize display4 <text:s/>=</text:span>${Theme.<text:span text:style-name="T4">of</text:span>(context).<text:span text:style-name="T6">textTheme</text:span>.<text:span text:style-name="T6">display4</text:span>.<text:span text:style-name="T6">fontSize</text:span>}<text:span text:style-name="T5">"</text:span>);</text:p>
      <text:p text:style-name="P13"/>
      <text:p text:style-name="P4"/>
      <text:p text:style-name="P7">After some more research we have slightly extended the list of font formats we intend to support going forward:</text:p>
      <text:p text:style-name="P10"/>
      <text:p text:style-name="P10">* TrueType fonts (TTF) and TrueType collections (TTC)</text:p>
      <text:p text:style-name="P8">* CFF fonts</text:p>
      <text:p text:style-name="P8">* OpenType fonts (OTF, both TrueType and CFF variants) and OpenType collections (OTC)</text:p>
      <text:p text:style-name="P8">* SFNT-based bitmap fonts, including color Emoji</text:p>
      <text:p text:style-name="P9"/>
      <text:p text:style-name="P8">Support for all other formats will be removed. Let me know if you've any concerns about this change.</text:p>
      <text:p text:style-name="P9"/>
      <text:p text:style-name="P8">Michael</text:p>
      <text:p text:style-name="P4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Courier New2" svg:font-family="'Courier New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7</meta:editing-cycles>
    <meta:creation-date>2018-03-07T12:45:00</meta:creation-date>
    <dc:date>2018-11-02T08:59:36.548000000</dc:date>
    <meta:editing-duration>PT2H42M29S</meta:editing-duration>
    <meta:generator>LibreOffice/6.1.0.3$Windows_X86_64 LibreOffice_project/efb621ed25068d70781dc026f7e9c5187a4decd1</meta:generator>
    <meta:document-statistic meta:table-count="0" meta:image-count="0" meta:object-count="0" meta:page-count="2" meta:paragraph-count="24" meta:word-count="110" meta:character-count="1148" meta:non-whitespace-character-count="10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